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nt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oble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versig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upp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eginner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ociemb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em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sulta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onklus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psamling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formula="of:=SUM([.B1:.B11])" office:value-type="float" office:value="44">
            <text:p>44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21-06-2010</text:date>, <text:time>10:25:4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 Møller</meta:initial-creator>
    <meta:creation-date>2010-06-21T10:18:38</meta:creation-date>
    <dc:date>2010-06-21T10:25:46</dc:date>
    <dc:creator>Dan Møller</dc:creator>
    <meta:editing-duration>PT00H07M10S</meta:editing-duration>
    <meta:editing-cycles>1</meta:editing-cycles>
    <meta:document-statistic meta:table-count="3" meta:cell-count="23" meta:object-count="0"/>
    <meta:generator>OpenOffice.org/3.2$Unix OpenOffice.org_project/320m12$Build-9483</meta:generator>
  </office:meta>
</office:document-meta>
</file>